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3.74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05.19pt"/>
    </style:style>
    <style:style style:name="co7" style:family="table-column">
      <style:table-column-properties fo:break-before="auto" style:column-width="115.26pt"/>
    </style:style>
    <style:style style:name="co8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ce181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Intech G4 P16-B16 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visibility="collapse" table:number-columns-repeated="2" table:default-cell-style-name="ce2"/>
        <table:table-column table:style-name="co8" table:default-cell-style-name="ce2"/>
        <table:table-column table:style-name="co3" table:number-columns-repeated="1014" table:default-cell-style-name="ce2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CB Package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Stock Code</text:p>
          </table:table-cell>
          <table:table-cell table:number-columns-repeated="2"/>
          <table:table-cell table:style-name="ce4" office:value-type="string" calcext:value-type="string">
            <text:p>Supplier Li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1,C4-C10,C12,C14,C19-C20,C23-C24,C27-C28,C31-C51,C102-C103,C105,C200-C2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ZRY5V9BB104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Yageo/CC0805ZRY5V9BB104?qs=sGAEpiMZZMvsSlwiRhF8qj9NgEuXmwzvSh6j0DMSg5Q%3d</text:p>
          </table:table-cell>
          <table:table-cell table:formula="of:=HYPERLINK([.I3];[.H3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-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C220JBANNN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c220jbannnc/mlcc-smd-0805-kondenzatorok/samsung/</text:p>
          </table:table-cell>
          <table:table-cell table:formula="of:=HYPERLINK([.I4];[.H4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C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a106kpfnnne/mlcc-smd-0805-kondenzatorok/samsung/</text:p>
          </table:table-cell>
          <table:table-cell table:formula="of:=HYPERLINK([.I5];[.H5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5,C17-C18,C21-C22,C25-C26,C29-C30,C10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475KPFNNNG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a475kpfnnng/mlcc-smd-0805-kondenzatorok/samsung/</text:p>
          </table:table-cell>
          <table:table-cell table:formula="of:=HYPERLINK([.I6];[.H6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6,C104,C10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5KOFNNN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a105kofnnne/mlcc-smd-0805-kondenzatorok/samsung/</text:p>
          </table:table-cell>
          <table:table-cell table:formula="of:=HYPERLINK([.I7];[.H7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472KBANNN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b472kbannnc/mlcc-smd-0805-kondenzatorok/samsung/</text:p>
          </table:table-cell>
          <table:table-cell table:formula="of:=HYPERLINK([.I8];[.H8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-R4,R10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0805S8J0000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smd0805-0r/smd-ellenallasok-0805/royal-ohm/0805s8j0000t5e/</text:p>
          </table:table-cell>
          <table:table-cell table:formula="of:=HYPERLINK([.I9];[.H9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5-R14,R18,R23-R32,R40-R49,R57-R66,R74-R91,R1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HP05W3J0103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hp05-10k5%25/0805-smd-resistors/royal-ohm/hp05w3j0103t5e/</text:p>
          </table:table-cell>
          <table:table-cell table:formula="of:=HYPERLINK([.I10];[.H10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5-R16,R33-R34,R54-R55,R71-R7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CQ05S8F1003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q0805-100k-1%25/smd-ellenallasok-0805/royal-ohm/cq05s8f1003t5e/</text:p>
          </table:table-cell>
          <table:table-cell table:formula="of:=HYPERLINK([.I11];[.H11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7,R19-R22,R35-R39,R50-R53,R56,R67-R70,R73,R202-R2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HP05W3J0102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hp05-1k5%25/0805-smd-resistors/royal-ohm/hp05w3j0102t5e/</text:p>
          </table:table-cell>
          <table:table-cell table:formula="of:=HYPERLINK([.I12];[.H12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0,R1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CQ05S8F1004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q0805-1m-1%25/smd-ellenallasok-0805/royal-ohm/cq05s8f1004t5e/</text:p>
          </table:table-cell>
          <table:table-cell table:formula="of:=HYPERLINK([.I13];[.H13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3-R1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CQ05S8F4701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q0805-4k7-1%25/smd-ellenallasok-0805/royal-ohm/cq05s8f4701t5e/</text:p>
          </table:table-cell>
          <table:table-cell table:formula="of:=HYPERLINK([.I14];[.H14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 SAM D5X/E5X (100PIN)</text:p>
          </table:table-cell>
          <table:table-cell office:value-type="string" calcext:value-type="string">
            <text:p>TQFP100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TSAMD51N20A-AU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Microchip-Technology/ATSAMD51N20A-AUT?qs=sGAEpiMZZMuoKKEcg8mMKJ29ob8kKavQsaioU4GyPDKdKRlx2jaQ2Q%3d%3d</text:p>
          </table:table-cell>
          <table:table-cell table:formula="of:=HYPERLINK([.I15];[.H15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2-U3,U6-U7,U10-U11,U14-U15</text:p>
          </table:table-cell>
          <table:table-cell office:value-type="string" calcext:value-type="string">
            <text:p>U OPAMP MCP600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6001T-I/O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Microchip-Technology/MCP6001T-I-OT?qs=sGAEpiMZZMtCHixnSjNA6N5WMYiF%252b1mikedJbYl5uKY%3d</text:p>
          </table:table-cell>
          <table:table-cell table:formula="of:=HYPERLINK([.I16];[.H16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4-U5,U8-U9,U12-U13,U16-U17,U101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SUPERSOT-6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STMicroelectronics/USBLC6-2SC6?qs=sGAEpiMZZMvxHShE6Whpu%2fcIE2H5IOBdvREMGHqn6h0%3d</text:p>
          </table:table-cell>
          <table:table-cell table:formula="of:=HYPERLINK([.I17];[.H17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U FLASH IS25LP016D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IS25LP016D-JNLE-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870-IS25LP016DJNLETR</text:p>
          </table:table-cell>
          <table:table-cell table:formula="of:=HYPERLINK([.I18];[.H18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9-U20</text:p>
          </table:table-cell>
          <table:table-cell/>
          <table:table-cell office:value-type="string" calcext:value-type="string">
            <text:p>SO16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HC4051D,65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Nexperia/74HC4051D653?qs=sGAEpiMZZMvjbjwkTuU2aUi183VoLziY44wW9O7nGig%3d</text:p>
          </table:table-cell>
          <table:table-cell table:formula="of:=HYPERLINK([.I19];[.H19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0</text:p>
          </table:table-cell>
          <table:table-cell office:value-type="string" calcext:value-type="string">
            <text:p>FUSB303</text:p>
          </table:table-cell>
          <table:table-cell office:value-type="string" calcext:value-type="string">
            <text:p>X2QFN12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FUSB303TM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863-FUSB303TMX</text:p>
          </table:table-cell>
          <table:table-cell table:formula="of:=HYPERLINK([.I20];[.H20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2-U103</text:p>
          </table:table-cell>
          <table:table-cell office:value-type="string" calcext:value-type="string">
            <text:p>NCV8161BSN330T1G</text:p>
          </table:table-cell>
          <table:table-cell office:value-type="string" calcext:value-type="string">
            <text:p>TSOP-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V8161BSN330T1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ON-Semiconductor/NCV8161BSN330T1G?qs=%2fha2pyFaduirtctGYKa4hOVOiK4lAEaTb4kaCUjX%252bxR00TxiH%252bkwOw%3d%3d</text:p>
          </table:table-cell>
          <table:table-cell table:formula="of:=HYPERLINK([.I21];[.H21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Q4,Q7,Q10</text:p>
          </table:table-cell>
          <table:table-cell office:value-type="string" calcext:value-type="string">
            <text:p>DMP3085LSD-13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P3085LSD-1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Diodes-Incorporated/DMP3085LSD-13?qs=%2fha2pyFadujmCBLbYBwBi2m3TzmK%252bmNA59h1LXfPo33zHYH82avnmQ%3d%3d</text:p>
          </table:table-cell>
          <table:table-cell table:formula="of:=HYPERLINK([.I22];[.H22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2-Q3,Q5-Q6,Q8-Q9,Q11-Q12</text:p>
          </table:table-cell>
          <table:table-cell office:value-type="string" calcext:value-type="string">
            <text:p>DMN63D8LW-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N63D8LW-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Diodes-Incorporated/DMN63D8LW-7?qs=sGAEpiMZZMshyDBzk1%2fWiwhg%252bJbteykVCo2AItQ4xpFPWYImrE1KHw%3d%3d</text:p>
          </table:table-cell>
          <table:table-cell table:formula="of:=HYPERLINK([.I23];[.H23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-D4</text:p>
          </table:table-cell>
          <table:table-cell office:value-type="string" calcext:value-type="string">
            <text:p>NSR0320MW2T1G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SR0320MW2T1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ON-Semiconductor/NSR0320MW2T1G?qs=%2fha2pyFadugBEwt%252be5lRnJxyj5GKxUtgkvX1oCQdi1HeqC59lkP9PQ%3d%3d</text:p>
          </table:table-cell>
          <table:table-cell table:formula="of:=HYPERLINK([.I24];[.H24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1-Z8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-C3V3.115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bzv55-c3v3.115/smd-zener-diodak/nexperia/</text:p>
          </table:table-cell>
          <table:table-cell table:formula="of:=HYPERLINK([.I25];[.H25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1,FB100-FB101</text:p>
          </table:table-cell>
          <table:table-cell office:value-type="string" calcext:value-type="string">
            <text:p>600R@100MHz</text:p>
          </table:table-cell>
          <table:table-cell office:value-type="string" calcext:value-type="string">
            <text:p>0805_IND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MZ2012R601A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mmz2012r601a/ferritek-gyongyok/tdk/</text:p>
          </table:table-cell>
          <table:table-cell table:formula="of:=HYPERLINK([.I26];[.H26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1-J56</text:p>
          </table:table-cell>
          <table:table-cell table:number-columns-repeated="2" office:value-type="string" calcext:value-type="string">
            <text:p>J SPRINGPIN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https://www.toby.co.uk/pcb-hardware/test-points-and-pins/test-3-valcon-wire-form-test-point-27mm-diameter/</text:p>
          </table:table-cell>
          <table:table-cell table:formula="of:=HYPERLINK([.I27];[.H27])" office:value-type="string" office:string-value="Toby" calcext:value-type="string">
            <text:p>Tob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0</text:p>
          </table:table-cell>
          <table:table-cell office:value-type="string" calcext:value-type="string">
            <text:p>J USBTYPEC</text:p>
          </table:table-cell>
          <table:table-cell office:value-type="string" calcext:value-type="string">
            <text:p>J USBTYPEC 10133476-10001LF</text:p>
          </table:table-cell>
          <table:table-cell office:value-type="string" calcext:value-type="string">
            <text:p>Amphenol FCI</text:p>
          </table:table-cell>
          <table:table-cell office:value-type="string" calcext:value-type="string">
            <text:p>10133476-10001LF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Amphenol-FCI/10133476-10001LF?qs=sGAEpiMZZMulM8LPOQ%252byk9EUFTeArpJA349V5BOn%2fX2sdexa%2f2jP2w%3d%3d</text:p>
          </table:table-cell>
          <table:table-cell table:formula="of:=HYPERLINK([.I28];[.H28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J 2X8</text:p>
          </table:table-cell>
          <table:table-cell office:value-type="string" calcext:value-type="string">
            <text:p>J 2X8 MINI SMT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DS1065-05-2*8S8BS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ds1065-05-2x8s8bs/tuskesorok-es-aljzatok/connfly/ds1065-05-2_8s8bs/</text:p>
          </table:table-cell>
          <table:table-cell table:formula="of:=HYPERLINK([.I29];[.H29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805_IND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2012N100LTD2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TDK/MLZ2012N100LTD25?qs=sGAEpiMZZMsg%252by3WlYCkU3b8Zei%252b1OAiv4buRNM4vz0%3d</text:p>
          </table:table-cell>
          <table:table-cell table:formula="of:=HYPERLINK([.I30];[.H30])" office:value-type="string" office:string-value="Mouser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D200-LD215</text:p>
          </table:table-cell>
          <table:table-cell office:value-type="string" calcext:value-type="string">
            <text:p>WS2812B-MINI</text:p>
          </table:table-cell>
          <table:table-cell office:value-type="string" calcext:value-type="string">
            <text:p>PLCC4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WS2812B-MINI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ws2812b-mini/szines-smd-led-diodak/worldsemi/</text:p>
          </table:table-cell>
          <table:table-cell table:formula="of:=HYPERLINK([.I31];[.H31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 PUSHBUTTON</text:p>
          </table:table-cell>
          <table:table-cell office:value-type="string" calcext:value-type="string">
            <text:p>S KMS221GLFS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KMS221G LFS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kms221glfs/mikrokapcsolok-tact/ck/kms221g-lfs/</text:p>
          </table:table-cell>
          <table:table-cell table:formula="of:=HYPERLINK([.I32];[.H32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 ILCX13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3225-12M-S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3225-12m-sr/smd-quartz-crystals/sr-passives/</text:p>
          </table:table-cell>
          <table:table-cell table:formula="of:=HYPERLINK([.I33];[.H33])" office:value-type="string" office:string-value="TME" calcext:value-type="string">
            <text:p>TM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General tolerances: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Resistors</text:p>
          </table:table-cell>
          <table:table-cell table:style-name="ce3" office:value-type="string" calcext:value-type="string">
            <text:p>Thick film ±1% min 1/8W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Capacitors</text:p>
          </table:table-cell>
          <table:table-cell table:style-name="ce3" office:value-type="string" calcext:value-type="string">
            <text:p>MLCC ±10%, min 10V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Inductors</text:p>
          </table:table-cell>
          <table:table-cell table:style-name="ce3" office:value-type="string" calcext:value-type="string">
            <text:p>±10%, min 300mA DC</text:p>
          </table:table-cell>
          <table:table-cell table:style-name="Default"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Ferrites</text:p>
          </table:table-cell>
          <table:table-cell table:style-name="ce3" office:value-type="string" calcext:value-type="string">
            <text:p>±10%, min 300mA DC</text:p>
          </table:table-cell>
          <table:table-cell table:style-name="ce3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4:25:30.488000000</meta:creation-date>
    <dc:date>2018-10-10T14:39:42.458000000</dc:date>
    <meta:editing-duration>PT4M</meta:editing-duration>
    <meta:editing-cycles>1</meta:editing-cycles>
    <meta:generator>LibreOffice/6.1.1.2$Windows_X86_64 LibreOffice_project/5d19a1bfa650b796764388cd8b33a5af1f5baa1b</meta:generator>
    <meta:document-statistic meta:table-count="1" meta:cell-count="326" meta:object-count="0"/>
  </office:meta>
</office:document-meta>
</file>